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Rendering.renderSelected( Appender sb , boolean sel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htmlRendering.renderSelected( Appender sb , boolean sel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